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1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B4]*[.C4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B5]*[.C5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B6]*[.C6]&gt;=1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7]*[.C7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8]*[.C8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]*[.C9]&gt;=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10]*[.C10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uster_1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]*[.C11]&gt;=1;1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1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2]*[.C12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uster_1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3]*[.C13]&gt;=1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uster_17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4]*[.C14]&gt;=1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uster_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5]*[.C15]&gt;=1;1;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uster_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6]*[.C16]&gt;=1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uster_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7]*[.C17]&gt;=1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table:formula="of:=SUM([.D4:.D1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1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B22]*[.C22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1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B23]*[.C23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4]*[.C24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5]*[.C25]&gt;=1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6]*[.C26]&gt;=1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27]*[.C27]&gt;=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8]*[.C28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uster_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29]*[.C29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1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0]*[.C30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uster_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1]*[.C31]&gt;=1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uster_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2]*[.C32]&gt;=1;1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uster_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3]*[.C33]&gt;=1;1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uster_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4]*[.C34]&gt;=1;1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uster_6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5]*[.C35]&gt;=1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uster_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*[.C36]&gt;=1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uster_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7]*[.C37]&gt;=1;1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uster_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8]*[.C38]&gt;=1;1;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uster_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9]*[.C39]&gt;=1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uster_1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0]*[.C40]&gt;=1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uster_1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1]*[.C41]&gt;=1;1;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uster_1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2]*[.C42]&gt;=1;1;0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luster_1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3]*[.C43]&gt;=1;1;0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uster_1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4]*[.C44]&gt;=1;1;0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uster_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5]*[.C45]&gt;=1;1;0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luster_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6]*[.C46]&gt;=1;1;0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luster_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7]*[.C47]&gt;=1;1;0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luster_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8]*[.C48]&gt;=1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table:formula="of:=SUM([.D21:.D4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53]*[.C53]&gt;=1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1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54]*[.C54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55]*[.C55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6]*[.C56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7]*[.C57]&gt;=1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8]*[.C58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9]*[.C59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uster_1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0]*[.C60]&gt;=1;1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1]*[.C61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formula="of:=SUM([.D52:.D6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1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B66]*[.C66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1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67]*[.C67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68]*[.C68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69]*[.C69]&gt;=1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70]*[.C70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4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71]*[.C71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72]*[.C72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formula="of:=SUM([.D65:.D7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77]*[.C77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1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B78]*[.C78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79]*[.C79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80]*[.C80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8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81]*[.C81]&gt;=1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82]*[.C82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83]*[.C83]&gt;=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uster_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84]*[.C84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5]*[.C85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uster_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86]*[.C86]&gt;=1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uster_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7]*[.C87]&gt;=1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formula="of:=SUM([.D76:.D8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1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B92]*[.C92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93]*[.C93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94]*[.C94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95]*[.C95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1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6]*[.C96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7]*[.C97]&gt;=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8]*[.C98]&gt;=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uster_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99]*[.C99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1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100]*[.C100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uster_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1]*[.C101]&gt;=1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uster_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2]*[.C102]&gt;=1;1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uster_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3]*[.C103]&gt;=1;1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uster_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4]*[.C104]&gt;=1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uster_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5]*[.C105]&gt;=1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uster_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6]*[.C106]&gt;=1;1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uster_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7]*[.C107]&gt;=1;1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uster_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8]*[.C108]&gt;=1;1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uster_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9]*[.C109]&gt;=1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uster_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0]*[.C110]&gt;=1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uster_1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1]*[.C111]&gt;=1;1;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91:.D11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116]*[.C116]&gt;=1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117]*[.C117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18]*[.C118]&gt;=1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19]*[.C119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0]*[.C120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1]*[.C121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2]*[.C122]&gt;=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uster_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3]*[.C123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1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24]*[.C124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formula="of:=SUM([.D115:.D12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uster_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9]*[.C129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_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0]*[.C130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31]*[.C131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SUM([.D128:.D131])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22:36:16.189385792</meta:creation-date>
    <dc:date>2021-03-08T23:11:25.167445787</dc:date>
    <meta:editing-duration>PT11M11S</meta:editing-duration>
    <meta:editing-cycles>1</meta:editing-cycles>
    <meta:document-statistic meta:table-count="1" meta:cell-count="532" meta:object-count="0"/>
    <meta:generator>LibreOffice/6.0.7.3$Linux_X86_64 LibreOffice_project/00m0$Build-3</meta:generator>
  </office:meta>
</office:document-meta>
</file>